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Liberation Sans1" svg:font-family="'Liberation Sans'" style:font-pitch="variable"/>
    <style:font-face style:name="Lohit Devanagari1" svg:font-family="'Lohit Devanagar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aa55a1" draw:marker-start-width="0.321cm" draw:marker-end-width="0.321cm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6" style:family="graphic" style:parent-style-name="standard">
      <style:graphic-properties svg:stroke-width="0.081cm" svg:stroke-color="#00a65d" draw:marker-start-width="0.321cm" draw:marker-end-width="0.321cm" draw:fill-color="#faa61a" draw:opacity="99%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a65d" draw:marker-start-width="0.321cm" draw:marker-end-width="0.321cm" draw:fill-color="#faa61a" draw:opacity="99%" fo:padding-top="0.165cm" fo:padding-bottom="0.165cm" fo:padding-left="0.29cm" fo:padding-right="0.29cm" draw:shadow-offset-x="0.203cm" draw:shadow-offset-y="0.203cm"/>
    </style:style>
    <style:style style:name="gr8" style:family="graphic" style:parent-style-name="standard">
      <style:graphic-properties svg:stroke-width="0.081cm" svg:stroke-color="#00a65d" draw:marker-start-width="0.3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498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111111" draw:marker-start-width="0.227cm" draw:marker-end-width="0.227cm" draw:fill-color="#dfcce4" draw:opacity="100%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2.022cm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svg:stroke-color="#111111" draw:marker-start-width="0.227cm" draw:marker-end-width="0.227cm" draw:fill="solid" draw:fill-color="#dfcce4" draw:opacity="100%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Default_5f_1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6" style:family="graphic" style:parent-style-name="Default_5f_1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7" style:family="graphic" style:parent-style-name="Default_5f_1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8" style:family="graphic" style:parent-style-name="Default_5f_1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498cm" fo:padding-top="0.134cm" fo:padding-bottom="0.134cm" fo:padding-left="0.259cm" fo:padding-right="0.259cm"/>
    </style:style>
    <style:style style:name="gr19" style:family="graphic" style:parent-style-name="Default_5f_1">
      <style:graphic-properties svg:stroke-width="0.018cm" svg:stroke-color="#111111" draw:marker-start-width="0.227cm" draw:marker-end-width="0.227cm" draw:fill-color="#fffbcc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Default_5f_1">
      <style:graphic-properties svg:stroke-width="0.018cm" svg:stroke-color="#111111" draw:marker-start-width="0.227cm" draw:marker-end-width="0.227cm" draw:fill-color="#dfcce4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2" style:family="graphic" style:parent-style-name="Default_5f_1">
      <style:graphic-properties svg:stroke-width="0.018cm" svg:stroke-color="#111111" draw:marker-start-width="0.227cm" draw:marker-end-width="0.227cm" draw:fill-color="#bce4e5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3" style:family="graphic" style:parent-style-name="Default_5f_1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4" style:family="graphic" style:parent-style-name="Default_5f_1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5" style:family="graphic" style:parent-style-name="Default_5f_1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6" style:family="graphic" style:parent-style-name="Default_5f_1">
      <style:graphic-properties svg:stroke-width="0.018cm" svg:stroke-color="#111111" draw:marker-start-width="0.227cm" draw:marker-end-width="0.227cm" draw:fill-color="#dfcce4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7" style:family="graphic" style:parent-style-name="Default_5f_1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8" style:family="graphic" style:parent-style-name="Default_5f_1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721cm" fo:padding-top="0.134cm" fo:padding-bottom="0.134cm" fo:padding-left="0.259cm" fo:padding-right="0.259cm"/>
    </style:style>
    <style:style style:name="gr29" style:family="graphic" style:parent-style-name="Default_5f_1">
      <style:graphic-properties svg:stroke-width="0.018cm" svg:stroke-color="#111111" draw:marker-start-width="0.227cm" draw:marker-end-width="0.227cm" draw:fill-color="#bce4e5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30" style:family="graphic" style:parent-style-name="Default_5f_1">
      <style:graphic-properties svg:stroke-width="0.018cm" svg:stroke-color="#111111" draw:marker-start-width="0.227cm" draw:marker-end-width="0.227cm" draw:fill-color="#fffbcc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31" style:family="graphic" style:parent-style-name="standard">
      <style:graphic-properties draw:textarea-horizontal-align="justify" draw:textarea-vertical-align="middle" draw:auto-grow-height="false" fo:min-height="1.417cm" fo:min-width="0.58cm"/>
    </style:style>
    <style:style style:name="co1" style:family="table-column">
      <style:table-column-properties style:column-width="7.699cm" style:use-optimal-column-width="false"/>
    </style:style>
    <style:style style:name="co2" style:family="table-column">
      <style:table-column-properties style:column-width="3.35cm" style:use-optimal-column-width="false"/>
    </style:style>
    <style:style style:name="co3" style:family="table-column">
      <style:table-column-properties style:column-width="3.01cm" style:use-optimal-column-width="false"/>
    </style:style>
    <style:style style:name="co4" style:family="table-column">
      <style:table-column-properties style:column-width="7.484cm" style:use-optimal-column-width="false"/>
    </style:style>
    <style:style style:name="co5" style:family="table-column">
      <style:table-column-properties style:column-width="3.677cm" style:use-optimal-column-width="false"/>
    </style:style>
    <style:style style:name="co6" style:family="table-column">
      <style:table-column-properties style:column-width="3.042cm" style:use-optimal-column-width="false"/>
    </style:style>
    <style:style style:name="ro1" style:family="table-row">
      <style:table-row-properties style:row-height="0.327cm"/>
    </style:style>
    <style:style style:name="ro2" style:family="table-row">
      <style:table-row-properties style:row-height="0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.973cm"/>
    </style:style>
    <style:style style:name="ce1" style:family="table-cell">
      <style:paragraph-properties fo:text-align="end"/>
    </style:style>
    <style:style style:name="ce2" style:family="table-cell"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-color="#bee3d3"/>
      <style:paragraph-properties fo:text-align="center"/>
      <style:text-properties fo:font-size="12pt"/>
    </style:style>
    <style:style style:name="P3" style:family="paragraph">
      <loext:graphic-properties draw:fill-color="#adc5e7"/>
      <style:paragraph-properties fo:text-align="center"/>
      <style:text-properties fo:font-size="12pt"/>
    </style:style>
    <style:style style:name="P4" style:family="paragraph">
      <loext:graphic-properties draw:fill-color="#eeeeee"/>
      <style:paragraph-properties fo:text-align="center"/>
      <style:text-properties fo:font-size="12pt"/>
    </style:style>
    <style:style style:name="P5" style:family="paragraph">
      <loext:graphic-properties draw:fill-color="#f8aa97"/>
      <style:paragraph-properties fo:text-align="center"/>
      <style:text-properties fo:font-size="14pt"/>
    </style:style>
    <style:style style:name="P6" style:family="paragraph">
      <loext:graphic-properties draw:fill-color="#faa61a" draw:opacity="99%"/>
      <style:paragraph-properties fo:text-align="center"/>
    </style:style>
    <style:style style:name="P7" style:family="paragraph">
      <loext:graphic-properties draw:fill-color="#faa61a" draw:opacity="99%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-color="#eeeeee"/>
      <style:paragraph-properties fo:text-align="center" style:text-autospace="none"/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P10" style:family="paragraph">
      <loext:graphic-properties draw:fill-color="#f8aa97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eeeeee" draw:opacity="50%"/>
      <style:paragraph-properties fo:text-align="center"/>
      <style:text-properties fo:font-size="12pt" fo:font-weight="bold" style:font-weight-asian="bold" style:font-weight-complex="bold"/>
    </style:style>
    <style:style style:name="P12" style:family="paragraph">
      <loext:graphic-properties draw:fill-color="#dfcce4" draw:opacity="100%"/>
      <style:paragraph-properties fo:text-align="center"/>
      <style:text-properties fo:font-size="12pt"/>
    </style:style>
    <style:style style:name="P13" style:family="paragraph">
      <style:paragraph-properties fo:text-align="end"/>
    </style:style>
    <style:style style:name="P14" style:family="paragraph">
      <loext:graphic-properties draw:fill-color="#adc5e7"/>
      <style:paragraph-properties fo:text-align="end"/>
      <style:text-properties fo:font-size="12pt"/>
    </style:style>
    <style:style style:name="P15" style:family="paragraph">
      <loext:graphic-properties draw:fill="none" draw:fill-color="#eeeeee" draw:opacity="50%"/>
      <style:paragraph-properties fo:text-align="center"/>
      <style:text-properties fo:color="#ed1c24" fo:font-size="12pt" fo:font-weight="bold" style:font-weight-asian="bold" style:font-weight-complex="bold"/>
    </style:style>
    <style:style style:name="P16" style:family="paragraph">
      <loext:graphic-properties draw:fill="solid" draw:fill-color="#dfcce4" draw:opacity="100%"/>
      <style:paragraph-properties fo:text-align="center"/>
      <style:text-properties fo:font-size="12pt"/>
    </style:style>
    <style:style style:name="P17" style:family="paragraph">
      <loext:graphic-properties draw:fill-color="#f8aa97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bcc"/>
      <style:paragraph-properties fo:text-align="center"/>
      <style:text-properties fo:font-size="12pt"/>
    </style:style>
    <style:style style:name="P20" style:family="paragraph">
      <loext:graphic-properties draw:fill-color="#dfcce4"/>
      <style:paragraph-properties fo:text-align="center"/>
      <style:text-properties fo:font-size="12pt"/>
    </style:style>
    <style:style style:name="P21" style:family="paragraph">
      <loext:graphic-properties draw:fill-color="#bce4e5"/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4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fo:font-weight="bold" style:font-weight-asian="bold" style:font-weight-complex="bold"/>
    </style:style>
    <style:style style:name="T7" style:family="text">
      <style:text-properties fo:color="#ed1c24" fo:font-size="12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27cm" svg:y1="3.349cm" svg:x2="2.27cm" svg:y2="7.921cm" draw:start-shape="id1" draw:start-glue-point="3" draw:end-shape="id2" draw:end-glue-point="3" svg:d="M2270 3349h-510v4572h510" svg:viewBox="0 0 511 4573">
          <text:p/>
        </draw:connector>
        <draw:custom-shape draw:style-name="gr2" draw:text-style-name="P2" xml:id="id5" draw:id="id5" draw:layer="layout" svg:width="5.207cm" svg:height="0.635cm" svg:x="21.32cm" svg:y="15.097cm">
          <text:p text:style-name="P1"><text:span text:style-name="T1">sk_id_cur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5.207cm" svg:height="0.635cm" svg:x="21.32cm" svg:y="15.732cm">
          <text:p text:style-name="P1"><text:span text:style-name="T1">sk</text:span><text:span text:style-name="T1">_id</text:span><text:span text:style-name="T1">_pr</text:span><text:span text:style-name="T1">ev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6.367cm">
          <text:p text:style-name="P1"><text:span text:style-name="T1">amt_balanc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7.002cm">
          <text:p text:style-name="P1"><text:span text:style-name="T1">amt_credit_limit_actua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7.63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207cm" svg:height="0.635cm" svg:x="21.32cm" svg:y="14.462cm">
          <text:p text:style-name="P1"><text:span text:style-name="T2">credit_card_balance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21.32cm" svg:y1="2.714cm" svg:x2="7.477cm" svg:y2="2.714cm" draw:start-shape="id3" draw:start-glue-point="3" svg:d="M21320 2714h-13843" svg:viewBox="0 0 13844 1">
          <text:p/>
        </draw:connector>
        <draw:connector draw:style-name="gr7" draw:text-style-name="P7" xml:id="id9" draw:id="id9" draw:layer="layout" draw:line-skew="-6.475cm" svg:x1="21.32cm" svg:y1="8.556cm" svg:x2="21.32cm" svg:y2="2.714cm" draw:start-shape="id4" draw:start-glue-point="3" draw:end-shape="id3" draw:end-glue-point="3" svg:d="M21320 8556h-6985v-5842h6985" svg:viewBox="0 0 6986 5843">
          <text:p/>
        </draw:connector>
        <draw:connector draw:style-name="gr6" draw:text-style-name="P6" xml:id="id7" draw:id="id7" draw:layer="layout" draw:line-skew="-1.426cm" svg:x1="21.32cm" svg:y1="15.414cm" svg:x2="19.348cm" svg:y2="8.569cm" draw:start-shape="id5" draw:start-glue-point="3" svg:d="M21320 15414h-2667v-6845h695" svg:viewBox="0 0 2668 6846">
          <text:p/>
        </draw:connector>
        <draw:connector draw:style-name="gr8" draw:text-style-name="P1" draw:layer="layout" draw:line-skew="0.568cm" svg:x1="17.51cm" svg:y1="15.414cm" svg:x2="18.653cm" svg:y2="11.991cm" draw:start-shape="id6" draw:start-glue-point="1" draw:end-shape="id7" draw:end-glue-point="0" svg:d="M17510 15414h1123v-3423h20" svg:viewBox="0 0 1144 3424">
          <text:p/>
        </draw:connector>
        <draw:connector draw:style-name="gr6" draw:text-style-name="P6" draw:layer="layout" draw:line-skew="-2.036cm" svg:x1="7.477cm" svg:y1="15.414cm" svg:x2="14.335cm" svg:y2="5.635cm" draw:start-shape="id8" draw:start-glue-point="1" draw:end-shape="id9" draw:end-glue-point="0" svg:d="M7477 15414h1377v-9779h5481" svg:viewBox="0 0 6859 9780">
          <text:p/>
        </draw:connector>
        <draw:connector draw:style-name="gr9" draw:text-style-name="P1" xml:id="id13" draw:id="id13" draw:layer="layout" draw:line-skew="-4.127cm" svg:x1="21.32cm" svg:y1="7.921cm" svg:x2="7.477cm" svg:y2="16.049cm" draw:start-shape="id10" draw:start-glue-point="3" draw:end-shape="id11" draw:end-glue-point="1" svg:d="M21320 7921h-11049v8128h-2794" svg:viewBox="0 0 13844 8129">
          <text:p/>
        </draw:connector>
        <draw:connector draw:style-name="gr9" draw:text-style-name="P1" draw:layer="layout" draw:line-skew="3.335cm" svg:x1="12.303cm" svg:y1="16.049cm" svg:x2="10.271cm" svg:y2="11.985cm" draw:start-shape="id12" draw:start-glue-point="3" draw:end-shape="id13" draw:end-glue-point="0" svg:d="M12303 16049h-2032v-4064" svg:viewBox="0 0 2033 4065">
          <text:p/>
        </draw:connector>
        <draw:connector draw:style-name="gr9" draw:text-style-name="P1" draw:layer="layout" draw:line-skew="-0.76cm" svg:x1="21.32cm" svg:y1="16.049cm" svg:x2="21.32cm" svg:y2="7.921cm" draw:start-shape="id14" draw:start-glue-point="3" draw:end-shape="id10" svg:d="M21320 16049h-1270v-8128h1270" svg:viewBox="0 0 1271 8129">
          <text:p/>
        </draw:connector>
        <draw:g>
          <draw:custom-shape draw:style-name="gr2" draw:text-style-name="P2" xml:id="id3" draw:id="id3" draw:layer="layout" svg:width="5.207cm" svg:height="0.635cm" svg:x="21.32cm" svg:y="2.3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3.032cm">
            <text:p text:style-name="P1"><text:span text:style-name="T1">targe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5.207cm" svg:height="0.635cm" svg:x="21.32cm" svg:y="3.667cm">
            <text:p text:style-name="P8"><text:span text:style-name="T3">da</text:span><text:span text:style-name="T3">ys</text:span><text:span text:style-name="T3">_</text:span><text:span text:style-name="T4">bi</text:span><text:span text:style-name="T4">rt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4.302cm">
            <text:p text:style-name="P1"><text:span text:style-name="T1">ag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4.937cm">
            <text:p text:style-name="P1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5.207cm" svg:height="0.635cm" svg:x="21.32cm" svg:y="1.762cm">
            <text:p text:style-name="P1"><text:span text:style-name="T5">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2.397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xml:id="id10" draw:id="id10" draw:layer="layout" svg:width="5.207cm" svg:height="0.635cm" svg:x="21.32cm" svg:y="7.604cm">
            <text:p text:style-name="P1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4" draw:id="id4" draw:layer="layout" svg:width="5.207cm" svg:height="0.635cm" svg:x="21.32cm" svg:y="8.239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8.874cm">
            <text:p text:style-name="P1"><text:span text:style-name="T1">amt</text:span><text:span text:style-name="T1">_cr</text:span><text:span text:style-name="T1">edi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9.509cm">
            <text:p text:style-name="P1"><text:span text:style-name="T1">amt_go</text:span><text:span text:style-name="T1">ods_pri</text:span><text:span text:style-name="T1">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10.144cm">
            <text:p text:style-name="P1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1.32cm" svg:y="6.969cm">
            <text:p text:style-name="P1"><text:span text:style-name="T2">previous_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7.604cm">
            <text:p text:style-name="P1"><text:span text:style-name="T6">P</text:span><text:span text:style-name="T6">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8.239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2" xml:id="id1" draw:id="id1" draw:layer="layout" svg:width="5.207cm" svg:height="0.635cm" svg:x="2.27cm" svg:y="3.032cm">
            <text:p text:style-name="P1"><text:span text:style-name="T1">sk_id_bureau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3.667cm">
            <text:p text:style-name="P1"><text:span text:style-name="T1">credit_currenc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4.302cm">
            <text:p text:style-name="P1"><text:span text:style-name="T1">amt_credit_su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4.9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.27cm" svg:y="1.762cm">
            <text:p text:style-name="P1"><text:span text:style-name="T2">bureau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3.032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207cm" svg:height="0.635cm" svg:x="2.27cm" svg:y="2.3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2.3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xml:id="id6" draw:id="id6" draw:layer="layout" svg:width="5.207cm" svg:height="0.635cm" svg:x="12.303cm" svg:y="15.097cm">
            <text:p text:style-name="P1"><text:span text:style-name="T1">s</text:span><text:span text:style-name="T1">k</text:span><text:span text:style-name="T1">_</text:span><text:span text:style-name="T1">i</text:span><text:span text:style-name="T1">d</text:span><text:span text:style-name="T1">_</text:span><text:span text:style-name="T1">c</text:span><text:span text:style-name="T1">u</text:span><text:span text:style-name="T1">r</text:span><text:span text:style-name="T1">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xml:id="id12" draw:id="id12" draw:layer="layout" svg:width="5.207cm" svg:height="0.635cm" svg:x="12.303cm" svg:y="15.732cm">
            <text:p text:style-name="P13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6.367cm">
            <text:p text:style-name="P1"><text:span text:style-name="T1">amt_instal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7.002cm">
            <text:p text:style-name="P1"><text:span text:style-name="T1">amt_pay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7.6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12.303cm" svg:y="14.462cm">
            <text:p text:style-name="P1"><text:span text:style-name="T2">instalments_payment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5" draw:layer="layout" svg:width="2.54cm" svg:height="0.635cm" svg:x="12.303cm" svg:y="15.732cm">
            <text:p text:style-name="P1"><text:span text:style-name="T7">NULLABL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12.303cm" svg:y="15.0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1" draw:layer="layout" svg:width="1.016cm" svg:height="0.635cm" svg:x="21.32cm" svg:y="15.732cm">
          <text:p text:style-name="P1"><text:span text:style-name="T6">FK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016cm" svg:height="0.635cm" svg:x="21.32cm" svg:y="15.097cm">
          <text:p text:style-name="P1"><text:span text:style-name="T6">FK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16" xml:id="id2" draw:id="id2" draw:layer="layout" svg:width="5.207cm" svg:height="0.635cm" svg:x="2.27cm" svg:y="7.604cm">
            <text:p text:style-name="P1"><text:span text:style-name="T1">sk_id_bureau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8.239cm">
            <text:p text:style-name="P1"><text:span text:style-name="T1">months_balan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8.874cm">
            <text:p text:style-name="P1"><text:span text:style-name="T1">statu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.27cm" svg:y="6.969cm">
            <text:p text:style-name="P1"><text:span text:style-name="T2">bureau_balanc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7.604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xml:id="id8" draw:id="id8" draw:layer="layout" svg:width="5.207cm" svg:height="0.635cm" svg:x="2.27cm" svg:y="15.0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11" draw:id="id11" draw:layer="layout" svg:width="5.207cm" svg:height="0.635cm" svg:x="2.27cm" svg:y="15.732cm">
            <text:p text:style-name="P1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6.367cm">
            <text:p text:style-name="P1"><text:span text:style-name="T1">months_balan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7.002cm">
            <text:p text:style-name="P1"><text:span text:style-name="T1">cnt_instal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7.6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7" draw:layer="layout" svg:width="5.207cm" svg:height="0.635cm" svg:x="2.27cm" svg:y="14.462cm">
            <text:p text:style-name="P1"><text:span text:style-name="T5">pos</text:span>_<text:span text:style-name="T5">cash</text:span>_<text:span text:style-name="T5">balanc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15.0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15.732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frame draw:style-name="gr14" draw:text-style-name="P18" draw:layer="layout" svg:width="13.253cm" svg:height="0.962cm" svg:x="7.7cm" svg:y="0.838cm">
          <draw:text-box>
            <text:p>Initial schema of HomeCredit Competition DB</text:p>
          </draw:text-box>
        </draw:frame>
      </draw:page>
      <draw:page draw:name="page2" draw:style-name="dp1" draw:master-page-name="Default">
        <draw:g>
          <draw:custom-shape draw:style-name="gr15" draw:text-style-name="P4" draw:layer="layout" svg:width="5.207cm" svg:height="0.635cm" svg:x="21.066cm" svg:y="3.032cm">
            <text:p text:style-name="P1"><text:span text:style-name="T1">birthday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1.066cm" svg:y="4.302cm">
            <text:p text:style-name="P1"><text:span text:style-name="T1">education_typ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1.066cm" svg:y="3.667cm">
            <text:p text:style-name="P1"><text:span text:style-name="T1">gender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5" draw:layer="layout" svg:width="5.207cm" svg:height="0.635cm" svg:x="21.066cm" svg:y="1.762cm">
            <text:p text:style-name="P1"><text:span text:style-name="T2">clien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5.207cm" svg:height="0.635cm" svg:x="21.066cm" svg:y="2.397cm">
            <text:p text:style-name="P1"><text:span text:style-name="T1">id_client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1" xml:id="id20" draw:id="id20" draw:layer="layout" svg:width="1.016cm" svg:height="0.635cm" svg:x="21.066cm" svg:y="2.397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9" xml:id="id16" draw:id="id16" draw:layer="layout" svg:width="5.207cm" svg:height="0.635cm" svg:x="2.778cm" svg:y="15.986cm">
            <text:p text:style-name="P1"><text:span text:style-name="T1">id_typ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.778cm" svg:y="16.621cm">
            <text:p text:style-name="P1"><text:span text:style-name="T1">nom_de_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5" draw:layer="layout" svg:width="5.207cm" svg:height="0.635cm" svg:x="2.778cm" svg:y="15.351cm">
            <text:p text:style-name="P1"><text:span text:style-name="T2">credit_type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1.016cm" svg:height="0.635cm" svg:x="2.778cm" svg:y="15.986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connector draw:style-name="gr20" draw:text-style-name="P1" draw:layer="layout" draw:line-skew="-0.19cm" svg:x1="11.16cm" svg:y1="9.572cm" svg:x2="7.985cm" svg:y2="16.303cm" draw:start-shape="id15" draw:start-glue-point="3" draw:end-shape="id16" svg:d="M11160 9572h-1778v6731h-1397" svg:viewBox="0 0 3176 6732">
          <text:p/>
        </draw:connector>
        <draw:connector draw:style-name="gr20" draw:text-style-name="P1" draw:layer="layout" svg:x1="7.35cm" svg:y1="2.841cm" svg:x2="11.16cm" svg:y2="8.937cm" draw:start-shape="id17" draw:start-glue-point="1" draw:end-shape="id18" svg:d="M7350 2841h1905v6096h1905" svg:viewBox="0 0 3811 6097">
          <text:p/>
        </draw:connector>
        <draw:g>
          <draw:custom-shape draw:style-name="gr21" draw:text-style-name="P20" xml:id="id17" draw:id="id17" draw:layer="layout" svg:width="5.207cm" svg:height="0.635cm" svg:x="2.143cm" svg:y="2.524cm">
            <text:p text:style-name="P1"><text:span text:style-name="T1"><text:s text:c="6"/></text:span><text:span text:style-name="T1">date_de_demand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.143cm" svg:y="3.159cm">
            <text:p text:style-name="P1"><text:span text:style-name="T1">y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5" draw:layer="layout" svg:width="5.207cm" svg:height="0.635cm" svg:x="2.143cm" svg:y="1.889cm">
            <text:p text:style-name="P1"><text:span text:style-name="T5">calendar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1.016cm" svg:height="0.635cm" svg:x="2.143cm" svg:y="2.524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.143cm" svg:y="3.794cm">
            <text:p text:style-name="P1"><text:span text:style-name="T1">mont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5.207cm" svg:height="0.635cm" svg:x="2.143cm" svg:y="4.429cm">
            <text:p text:style-name="P1"><text:span text:style-name="T1">d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5.207cm" svg:height="0.635cm" svg:x="2.143cm" svg:y="5.064cm">
            <text:p text:style-name="P1"><text:span text:style-name="T1">weekd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5.207cm" svg:height="0.635cm" svg:x="2.143cm" svg:y="5.699cm">
            <text:p text:style-name="P1"><text:span text:style-name="T1">week_of_ye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0" draw:text-style-name="P1" draw:layer="layout" svg:x1="17.51cm" svg:y1="8.302cm" svg:x2="21.066cm" svg:y2="2.714cm" draw:start-shape="id19" draw:start-glue-point="1" draw:end-shape="id20" draw:end-glue-point="3" svg:d="M17510 8302h1778v-5588h1778" svg:viewBox="0 0 3557 5589">
          <text:p/>
        </draw:connector>
        <draw:g xml:id="id22" draw:id="id22">
          <draw:custom-shape draw:style-name="gr22" draw:text-style-name="P21" draw:layer="layout" svg:width="5.207cm" svg:height="0.635cm" svg:x="21.066cm" svg:y="15.859cm">
            <text:p text:style-name="P1"><text:span text:style-name="T1">id_typ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1.066cm" svg:y="16.494cm">
            <text:p text:style-name="P1"><text:span text:style-name="T1">nom_de_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5" draw:layer="layout" svg:width="5.207cm" svg:height="0.635cm" svg:x="21.066cm" svg:y="15.224cm">
            <text:p text:style-name="P1"><text:span text:style-name="T2">achat_type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1.016cm" svg:height="0.635cm" svg:x="21.066cm" svg:y="15.859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3" draw:layer="layout" svg:width="6.35cm" svg:height="0.635cm" svg:x="11.16cm" svg:y="7.35cm">
            <text:p text:style-name="P1"><text:span text:style-name="T1">id_demande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" xml:id="id19" draw:id="id19" draw:layer="layout" svg:width="6.35cm" svg:height="0.635cm" svg:x="11.16cm" svg:y="7.985cm">
            <text:p text:style-name="P1"><text:span text:style-name="T1">id_clien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6.35cm" svg:height="0.635cm" svg:x="11.16cm" svg:y="11.16cm">
            <text:p text:style-name="P1"><text:span text:style-name="T1">montant_demand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6.35cm" svg:height="0.635cm" svg:x="11.16cm" svg:y="11.795cm">
            <text:p text:style-name="P1"><text:span text:style-name="T1">montant_credit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20" xml:id="id18" draw:id="id18" draw:layer="layout" svg:width="6.35cm" svg:height="0.635cm" svg:x="11.16cm" svg:y="8.62cm">
            <text:p text:style-name="P1"><text:span text:style-name="T1"><text:s text:c="2"/></text:span><text:span text:style-name="T1">date_de_demand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5" draw:layer="layout" svg:width="6.35cm" svg:height="0.635cm" svg:x="11.16cm" svg:y="6.715cm">
            <text:p text:style-name="P1"><text:span text:style-name="T2">demande_de_credit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1" draw:layer="layout" svg:width="1.239cm" svg:height="0.635cm" svg:x="11.16cm" svg:y="7.35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1" draw:layer="layout" svg:width="1.239cm" svg:height="0.635cm" svg:x="11.16cm" svg:y="7.985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21" xml:id="id21" draw:id="id21" draw:layer="layout" svg:width="6.35cm" svg:height="0.635cm" svg:x="11.16cm" svg:y="9.89cm">
            <text:p text:style-name="P1"><text:span text:style-name="T1">type_de_acha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6.35cm" svg:height="0.635cm" svg:x="11.16cm" svg:y="13.065cm">
            <text:p text:style-name="P1"><text:span text:style-name="T1">status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9" xml:id="id15" draw:id="id15" draw:layer="layout" svg:width="6.35cm" svg:height="0.635cm" svg:x="11.16cm" svg:y="9.255cm">
            <text:p text:style-name="P1"><text:span text:style-name="T1">type_de_credi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6.35cm" svg:height="0.635cm" svg:x="11.16cm" svg:y="12.43cm">
            <text:p text:style-name="P1"><text:span text:style-name="T1">type_accompagn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6.35cm" svg:height="0.635cm" svg:x="11.16cm" svg:y="10.525cm">
            <text:p text:style-name="P1"><text:span text:style-name="T1">prix_de_achat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1" draw:layer="layout" svg:width="1.239cm" svg:height="0.635cm" svg:x="11.16cm" svg:y="9.255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1" draw:layer="layout" svg:width="1.239cm" svg:height="0.635cm" svg:x="11.163cm" svg:y="8.62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1" draw:layer="layout" svg:width="1.239cm" svg:height="0.635cm" svg:x="11.16cm" svg:y="9.89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connector draw:style-name="gr20" draw:text-style-name="P1" draw:layer="layout" svg:x1="17.51cm" svg:y1="10.207cm" svg:x2="21.066cm" svg:y2="16.176cm" draw:start-shape="id21" draw:start-glue-point="1" draw:end-shape="id22" draw:end-glue-point="3" svg:d="M17510 10207h1778v5969h1778" svg:viewBox="0 0 3557 5970">
          <text:p/>
        </draw:connector>
      </draw:page>
      <draw:page draw:name="page3" draw:style-name="dp1" draw:master-page-name="Default">
        <draw:frame draw:style-name="standard" draw:layer="layout" svg:width="14.058cm" svg:height="3.887cm" svg:x="7.519cm" svg:y="3.717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1">Table name</text:p>
              </table:table-cell>
              <table:table-cell>
                <text:p text:style-name="P1">lines</text:p>
              </table:table-cell>
              <table:table-cell>
                <text:p text:style-name="P1">columns</text:p>
              </table:table-cell>
            </table:table-row>
            <table:table-row table:style-name="ro2" table:default-cell-style-name="ce1">
              <table:table-cell table:style-name="gray1">
                <text:p>application_test.csv</text:p>
              </table:table-cell>
              <table:table-cell>
                <text:p text:style-name="P13">48 741</text:p>
              </table:table-cell>
              <table:table-cell>
                <text:p text:style-name="P13">122</text:p>
              </table:table-cell>
            </table:table-row>
            <table:table-row table:style-name="ro3" table:default-cell-style-name="ce1">
              <table:table-cell table:style-name="gray1">
                <text:p>application_train.csv</text:p>
              </table:table-cell>
              <table:table-cell>
                <text:p text:style-name="P13">307 511</text:p>
              </table:table-cell>
              <table:table-cell>
                <text:p text:style-name="P13">123</text:p>
              </table:table-cell>
            </table:table-row>
            <table:table-row table:style-name="ro3" table:default-cell-style-name="ce1">
              <table:table-cell table:style-name="gray1">
                <text:p>previous_application.csv</text:p>
              </table:table-cell>
              <table:table-cell>
                <text:p text:style-name="P13">1 670 214</text:p>
              </table:table-cell>
              <table:table-cell>
                <text:p text:style-name="P13">3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202cm" svg:height="5.837cm" svg:x="7.6cm" svg:y="10.348cm">
          <table:table table:template-name="default" table:use-first-row-styles="true">
            <table:table-column table:style-name="co4"/>
            <table:table-column table:style-name="co5"/>
            <table:table-column table:style-name="co6"/>
            <table:table-row table:style-name="ro4" table:default-cell-style-name="gray3">
              <table:table-cell>
                <text:p text:style-name="P1">Table name</text:p>
              </table:table-cell>
              <table:table-cell table:style-name="ce1">
                <text:p text:style-name="P1">lines</text:p>
              </table:table-cell>
              <table:table-cell>
                <text:p text:style-name="P1">columns</text:p>
              </table:table-cell>
            </table:table-row>
            <table:table-row table:style-name="ro4" table:default-cell-style-name="gray1">
              <table:table-cell>
                <text:p><text:span text:style-name="T8">calendar</text:span></text:p>
              </table:table-cell>
              <table:table-cell table:style-name="ce1">
                <text:p text:style-name="P13">4255</text:p>
              </table:table-cell>
              <table:table-cell>
                <text:p text:style-name="P13">6</text:p>
              </table:table-cell>
            </table:table-row>
            <table:table-row table:style-name="ro4">
              <table:table-cell table:style-name="ce2">
                <text:p><text:span text:style-name="T8">credit_types</text:span></text:p>
              </table:table-cell>
              <table:table-cell table:style-name="ce1">
                <text:p text:style-name="P13">4</text:p>
              </table:table-cell>
              <table:table-cell table:style-name="gray1">
                <text:p text:style-name="P13">2</text:p>
              </table:table-cell>
            </table:table-row>
            <table:table-row table:style-name="ro4">
              <table:table-cell table:style-name="ce2">
                <text:p><text:span text:style-name="T8">demande_de_credit</text:span></text:p>
              </table:table-cell>
              <table:table-cell table:style-name="ce1">
                <text:p text:style-name="P13">1 670 214</text:p>
              </table:table-cell>
              <table:table-cell table:style-name="gray1">
                <text:p text:style-name="P13">10</text:p>
              </table:table-cell>
            </table:table-row>
            <table:table-row table:style-name="ro4" table:default-cell-style-name="ce1">
              <table:table-cell table:style-name="ce2">
                <text:p><text:span text:style-name="T8">achat_types</text:span></text:p>
              </table:table-cell>
              <table:table-cell>
                <text:p text:style-name="P13">28</text:p>
              </table:table-cell>
              <table:table-cell>
                <text:p text:style-name="P13">2</text:p>
              </table:table-cell>
            </table:table-row>
            <table:table-row table:style-name="ro4" table:default-cell-style-name="ce1">
              <table:table-cell table:style-name="ce2">
                <text:p><text:span text:style-name="T8">client</text:span></text:p>
              </table:table-cell>
              <table:table-cell>
                <text:p text:style-name="P13">356 255</text:p>
              </table:table-cell>
              <table:table-cell>
                <text:p text:style-name="P13">4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1" draw:text-style-name="P1" draw:layer="layout" svg:width="2.159cm" svg:height="1.905cm" svg:x="13.573cm" svg:y="7.98cm">
          <text:p/>
          <draw:enhanced-geometry svg:viewBox="0 0 21600 21600" draw:text-areas="?f0 0 ?f2 ?f5" draw:type="down-arrow" draw:modifiers="12035.2570828961 453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Liberation Sans1" svg:font-family="'Liberation Sans'" style:font-pitch="variable"/>
    <style:font-face style:name="Lohit Devanagari1" svg:font-family="'Lohit Devanagar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0:27:11.145074701</meta:creation-date>
    <dc:date>2018-12-02T19:02:37.403389002</dc:date>
    <meta:editing-duration>PT6H19M58S</meta:editing-duration>
    <meta:editing-cycles>55</meta:editing-cycles>
    <meta:generator>LibreOffice/5.1.6.2$Linux_X86_64 LibreOffice_project/10m0$Build-2</meta:generator>
    <meta:document-statistic meta:object-count="118"/>
  </office:meta>
</office:document-meta>
</file>